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paragraph-properties fo:break-before="page"/>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Standard" style:family="paragraph">
      <style:paragraph-properties fo:break-before="page"/>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Standard" style:family="paragraph">
      <style:paragraph-properties fo:break-before="page"/>
    </style:style>
    <style:style style:name="T81" style:parent-style-name="DefaultParagraphFont" style:family="text">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Standard" style:family="paragraph">
      <style:paragraph-properties fo:break-before="page"/>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P106" style:parent-style-name="Standard" style:family="paragraph">
      <style:paragraph-properties fo:break-before="page"/>
    </style:style>
    <style:style style:name="T107" style:parent-style-name="DefaultParagraphFont" style:family="text">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style:font-weight-complex="bold"/>
    </style:style>
    <style:style style:name="T118" style:parent-style-name="DefaultParagraphFont" style:family="text">
      <style:text-properties style:font-weight-complex="bold"/>
    </style:style>
    <style:style style:name="P119" style:parent-style-name="Standard" style:family="paragraph">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paragraph-properties fo:break-before="page"/>
    </style:style>
    <style:style style:name="T123" style:parent-style-name="DefaultParagraphFont" style:family="text">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T128" style:parent-style-name="DefaultParagraphFont" style:family="text">
      <style:text-properties fo:font-weight="bold" style:font-weight-asian="bold"/>
    </style:style>
    <style:style style:name="P129" style:parent-style-name="Standard" style:family="paragraph">
      <style:paragraph-properties fo:break-before="page"/>
    </style:style>
    <style:style style:name="T130" style:parent-style-name="DefaultParagraphFont" style:family="text">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style:font-weight-complex="bold"/>
    </style:style>
    <style:style style:name="T142" style:parent-style-name="DefaultParagraphFont" style:family="text">
      <style:text-properties style:font-weight-complex="bold"/>
    </style:style>
    <style:style style:name="P143" style:parent-style-name="Standard" style:family="paragraph">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paragraph-properties fo:break-before="page"/>
    </style:style>
    <style:style style:name="T165" style:parent-style-name="DefaultParagraphFont" style:family="text">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P182" style:parent-style-name="Standard" style:family="paragraph">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office:automatic-styles>
  <office:body>
    <office:text text:use-soft-page-breaks="true">
      <text:p text:style-name="P1">USE CASES:</text:p>
      <text:p text:style-name="Standard"/>
      <text:list text:style-name="LFO1" text:continue-numbering="true">
        <text:list-item>
          <text:p text:style-name="P2">TESTING ARENA – UPLOAD BOT</text:p>
        </text:list-item>
        <text:list-item>
          <text:p text:style-name="P3">TESTING ARENA – EDIT CODE</text:p>
        </text:list-item>
        <text:list-item>
          <text:p text:style-name="P4">TESTING ARENA – PUBLIC BOT</text:p>
        </text:list-item>
        <text:list-item>
          <text:p text:style-name="P5">TESTING ARENA – PRELOADED BOT</text:p>
        </text:list-item>
        <text:list-item>
          <text:p text:style-name="P6">TESTING ARENA – NEXT TURN</text:p>
        </text:list-item>
        <text:list-item>
          <text:p text:style-name="P7">TESTING ARENA – UNDO</text:p>
        </text:list-item>
        <text:list-item>
          <text:p text:style-name="P8">PLAYBACK MODE –<text:s/>RETRIEVE DATA</text:p>
        </text:list-item>
        <text:list-item>
          <text:p text:style-name="P9">PLAYBACK MODE – REPLAYING MATCH</text:p>
        </text:list-item>
      </text:list>
      <text:p text:style-name="Standard"/>
      <text:p text:style-name="Standard"/>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Standard"/>
      <text:p text:style-name="P45"/>
      <text:p text:style-name="Standard"><text:span text:style-name="T46">USE CASE:<text:s/></text:span>TESTING ARENA – UPLOAD BOT</text:p>
      <text:p text:style-name="P47"/>
      <text:p text:style-name="P48">BASIC COURSE:</text:p>
      <text:p text:style-name="P49"/>
      <text:p text:style-name="Standard">The Testing Arena Webpage displays the Player Tab for a specific player to the user. The user selects the Upload File<text:s/>radio button. The Testing Arena Webpage displays the file upload menu to the user. The User selects on the Browse button, then selects their file from the file explorer and selects the Upload Bot button. The Testing Arena Webpage disables the next turn button. The Bot Uploader confirms the file selected is a Java file with a size not exceeding the file size limit. The Bot Uploader uploads the file to the Server. The Server stores the file in the Bot Database. The Bot Database sends the Server the Bot ID upon successful upload and compilation.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 and enables the next turn button.</text:p>
      <text:p text:style-name="P50"/>
      <text:p text:style-name="P51">ALTERNATE COURSES:</text:p>
      <text:p text:style-name="P52"/>
      <text:p text:style-name="Standard"><text:span text:style-name="T53">No file is selected:<text:s/></text:span>The Testing Arena Webpage displays an error to the user stating that no file was selected.</text:p>
      <text:p text:style-name="P54"/>
      <text:p text:style-name="Standard"><text:span text:style-name="T55">T</text:span><text:span text:style-name="T56">he file selected is not a Java file:<text:s/></text:span>The Testing Arena Webpage displays an error to the user stating that the selected file is not a Java file to the user.</text:p>
      <text:p text:style-name="P57"/>
      <text:p text:style-name="Standard"><text:span text:style-name="T58">File selected is exceeds the file size limit:<text:s/></text:span>The Testing Arena Webpage displays an error to the user stating that the selected file exceeds the file size limit to the user.</text:p>
      <text:p text:style-name="P59"/>
      <text:p text:style-name="Standard"><text:span text:style-name="T60">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P61"/>
      <text:p text:style-name="Standard"><text:span text:style-name="T62">Bot did not compile successfully:</text:span><text:s/>The Bot Database sends the Server a message including the errors that occurred during compilation. <text:s/>The Server sends the message to the Bot Uploader. The Bot Uploader sends the message to the Testing Arena Webpage. The Testing Arena Webpage then displays the compilation errors to user.</text:p>
      <text:p text:style-name="Standard"/>
      <text:p text:style-name="Standard"><text:span text:style-name="T63">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p text:style-name="Standard"/>
      <text:soft-page-break/>
      <text:p text:style-name="P64"><text:span text:style-name="T65">USE CASE:<text:s/></text:span>TESTING ARENA – EDIT CODE</text:p>
      <text:p text:style-name="P66"/>
      <text:p text:style-name="P67">BASIC COURSE:</text:p>
      <text:p text:style-name="P68"/>
      <text:p text:style-name="Standard">The Testing Arena Webpage displays the Player Tab for a specific player to the user. The user selects the Edit Code radio button. The Testing Arena Webpage displays the Edit Code menu to the user. The User modifies the text in the Code Editor. The Testing Arena Webpage disables the Next Turn button. The user types their code into the Code Editor and selects the Upload Bot button. The Bot Uploader confirms the text in the Code Editor is not empty and does not exceed the text length limit. The<text:s/>Bot Uploader uploads the text as a string to the Server. The Server stores the text as a Java file in the Bot Database. The Bot Database sends the Server the Bot ID upon successful upload and compilation. The Server sends the confirmation message and the<text:s/>Bot ID to the Bot Uploader. The Bot Uploader then sends the confirmation message to the Testing Arena Webpage. The Bot Uploader also sends the Bot ID to the Testing Arena Controller. The Testing Arena Webpage displays the confirmation message to the user and enables the next turn button.</text:p>
      <text:p text:style-name="P69"/>
      <text:p text:style-name="P70">ALTERNATE COURSES:</text:p>
      <text:p text:style-name="P71"/>
      <text:p text:style-name="Standard"><text:span text:style-name="T72">Code Editor is empty:<text:s/></text:span>The Testing Arena Webpage displays an error to the user stating that the Code Editor is empty.</text:p>
      <text:p text:style-name="P73"/>
      <text:p text:style-name="Standard"><text:span text:style-name="T74">Text in Code Editor exceeds text length limit:<text:s/></text:span>The Testing Arena Webpage displays an<text:s/>error to the user stating that the text in the Code Editor exceeds the text length limit.</text:p>
      <text:p text:style-name="P75"/>
      <text:p text:style-name="Standard"><text:span text:style-name="T76">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77">Bot did not compile successfully:</text:span><text:s/>The Bot Database sends the Server a message including the errors that occurred during compilation. <text:s/>The Server sends the message<text:s/>to the Bot Uploader. The Bot Uploader sends the message to the Testing Arena Webpage. The Testing Arena Webpage then displays the compilation errors to user.</text:p>
      <text:p text:style-name="P78"/>
      <text:p text:style-name="Standard"><text:span text:style-name="T79">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soft-page-break/>
      <text:p text:style-name="P80"><text:span text:style-name="T81">USE CASE:<text:s/></text:span>TESTING ARENA – PUBLIC BOT</text:p>
      <text:p text:style-name="P82"/>
      <text:p text:style-name="P83">BASIC COURSE:</text:p>
      <text:p text:style-name="P84"/>
      <text:p text:style-name="Standard">The Testing Arena Webpage displays the Player Tab for a specific player to the user. The user selects the Public Bot radio button. The Testing Arena Webpage displays the Public Bot menu to the user. The User types the name<text:s/>of the bot in the Public Bot text field and selects the Submit button. The Testing Arena Webpage disables the next turn button. The Bot Uploader confirms the input bot name is not empty and does not exceed the maximum bot name length. The Bot Uploader sends the name of the bot to the Server. The Server checks that the bot exists and is public in the Bot Database. The Bot Database sends the Server the Bot ID upon successfully confirming the bot exists. The Server sends the confirmation message and the Bot ID<text:s/>to the Bot Uploader. The Bot Uploader then sends the confirmation message to the Testing Arena Webpage. The Bot Uploader also sends the Bot ID to the Testing Arena Controller. The Testing Arena Webpage displays the confirmation message to the user and enables the next turn button.</text:p>
      <text:p text:style-name="P85"/>
      <text:p text:style-name="P86">ALTERNATE COURSES:</text:p>
      <text:p text:style-name="P87"/>
      <text:p text:style-name="Standard"><text:span text:style-name="T88">Public Bot text field is empty:<text:s/></text:span>The Testing Arena Webpage displays an error to the user stating that the Public Bot text field is empty.</text:p>
      <text:p text:style-name="Standard"/>
      <text:p text:style-name="Standard"><text:span text:style-name="T89">Public Bot text field exceeds maximum bot name length:<text:s/></text:span>The Testing Arena Webpage displays an error to the user stating that the Public Bot text field exceeds the maximum bot name length.</text:p>
      <text:p text:style-name="P90"/>
      <text:p text:style-name="Standard"><text:span text:style-name="T91">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92">Bot does not exist in the Bot Database:</text:span><text:s/>The Bot Database sends the Server an error message indicating the bot does not exist in the Bot Database. The Server sends the error message to the Bot Uploader. The Bot Uploader sends the error message to the Testing Arena Webpage. The Testing Arena Webpage then displays the error to user.</text:p>
      <text:p text:style-name="P93"/>
      <text:p text:style-name="Standard"><text:span text:style-name="T94">Bot specified is not set to public:<text:s/></text:span>The Bot Database sends the Server an error message indicating the bot is set to public in the Bot Database. The Server sends the error message to the Bot Uploader. The Bot Uploader sends the error message to the Testing Arena Webpage. The Testing Arena Webpage then displays the error to user.</text:p>
      <text:soft-page-break/>
      <text:p text:style-name="P95"><text:span text:style-name="T96">USE CASE:<text:s/></text:span>TESTING ARENA – DEFAULT BOT</text:p>
      <text:p text:style-name="P97"/>
      <text:p text:style-name="P98">BASIC COURSE:</text:p>
      <text:p text:style-name="P99"/>
      <text:p text:style-name="Standard">The Testing Arena Webpage displays the Player Tab for a specific player to the user. The user selects the Default Bot radio button. The Testing Arena Webpage displays the Default Bot menu<text:s/>to the user. The User selects the bot in the Default Bot drop down menu and selects the Submit button. The Testing Arena Webpage disables the next turn button. The Testing Arena Webpage confirms a bot was selected. The Bot Uploader then sends the name of the bot to the Server. The Server checks that the bot exists and is public in the Bot Database. The Bot Database sends the Server the Bot ID upon successfully confirming the bot exists.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 and enables the next turn button.</text:p>
      <text:p text:style-name="P100"/>
      <text:p text:style-name="P101">ALTERNATE COURSES:</text:p>
      <text:p text:style-name="P102"/>
      <text:p text:style-name="Standard"><text:span text:style-name="T103">No default bot is selected:<text:s/></text:span>The Testing Arena Webpage displays an error to the user stating that no default bot was selected.</text:p>
      <text:p text:style-name="P104"/>
      <text:p text:style-name="Standard"><text:span text:style-name="T105">The Bot Uploader doesn't receive a response within a specified time:<text:s/></text:span>The Bot Uploader sends a bot upload timeout error to the Testing Arena Webpage. The Testing Arena Webpage displays an error to the user stating that the bot upload request has timed out.</text:p>
      <text:soft-page-break/>
      <text:p text:style-name="P106"><text:span text:style-name="T107">USE CASE:<text:s/></text:span>TESTING ARENA – NEXT TURN</text:p>
      <text:p text:style-name="P108"/>
      <text:p text:style-name="P109">BASIC COURSE:</text:p>
      <text:p text:style-name="P110"/>
      <text:p text:style-name="Standard">The Testing Arena Webpage displays the Game<text:s/>Display Tab to the user and the match is not in its final state.<text:s/>The user selects the Next Turn button. The Testing Arena Webpage disables all input. The Testing Arena Webpage initiates a request for Testing Arena Controller to proceed to the next turn. The Testing Arena Controller retrieves the current turn number from the Game Display Module. The Testing Arena Controller sends the user's request to the Server, including the turn number and bot ID of the current turn. The Server sends the request to the Game State Database. The Testing Arena Controller polls the server until the request has been completed. The Server in turn checks the database for the completion of the request with<text:s/>every polling. When the turn changes become available, the Server then retrieves them from the Game State Database. The Server then sends the turn changes to the Testing Arena Controller. The Game Display Module then saves the turn changes. The Game Display Module then draws the turn changes on the Game Display Window. The Game Display window displays the changes to the user. The Game Display Module also updates the Status Table appropriately. The Testing Arena Webpage displays the updated Status Table to<text:s/>the user. The Testing Arena Webpage then enables input as appropriate.</text:p>
      <text:p text:style-name="P111"/>
      <text:p text:style-name="P112">ALTERNATE COURSES:</text:p>
      <text:p text:style-name="P113"/>
      <text:p text:style-name="Standard"><text:span text:style-name="T114">The Testing<text:s/></text:span><text:span text:style-name="T115">Arena</text:span><text:span text:style-name="T116"><text:s/>Controller doesn't receive a response within a specified time:<text:s/></text:span><text:span text:style-name="T117">The Testing Arena Controller sends a request timeout error to the Testing Arena Web</text:span><text:span text:style-name="T118">page.<text:s/></text:span>The Testing Arena Webpage displays the error to the user and enables input as appropriate.</text:p>
      <text:p text:style-name="P119"/>
      <text:p text:style-name="Standard"><text:span text:style-name="T120">The Game Evaluation Engine stores an error state:<text:s/></text:span>The Game Display Module updates the status table with the error message stored the error state. The Testing<text:s/>Arena webpage displays the updated Status Table with the error and enables input as appropriate.</text:p>
      <text:p text:style-name="Standard"/>
      <text:p text:style-name="P121"/>
      <text:soft-page-break/>
      <text:p text:style-name="P122"><text:span text:style-name="T123">USE CASE:<text:s/></text:span>TESTING ARENA – UNDO</text:p>
      <text:p text:style-name="P124"/>
      <text:p text:style-name="P125">BASIC COURSE:</text:p>
      <text:p text:style-name="P126"/>
      <text:p text:style-name="Standard">The Testing Arena Webpage displays the Game Display Tab to the user<text:s/>and the undo button is enabled.<text:s/>The user selects the Undo button. The Game Display Module then restores the previous Game State and deletes the turn changes for the most recent turn. The Game Display Module then draws the<text:s/>previous game state on the Game Display Window. The Game Display Window then displays the game state to the user.<text:s/></text:p>
      <text:p text:style-name="Standard"/>
      <text:p text:style-name="P127">ALTERNATE COURSES:</text:p>
      <text:p text:style-name="Standard"/>
      <text:p text:style-name="Standard"><text:span text:style-name="T128">The previous game state is the first game state:</text:span><text:s/>The Game Display module tells the Testing Arena Webpage to disable undo. Testing Arena Webpage disables the undo button.</text:p>
      <text:soft-page-break/>
      <text:p text:style-name="P129"><text:span text:style-name="T130">USE CASE:<text:s/></text:span>PLAYBACK MODE – RETRIEVE DATA</text:p>
      <text:p text:style-name="P131"/>
      <text:p text:style-name="P132">BASIC COURSE:</text:p>
      <text:p text:style-name="P133"/>
      <text:p text:style-name="Standard">The user navigates to the Playback Mode Webpage. The Playback Mode Webpage initiates a request for the Playback Mode Controller to get the match data.<text:s/>The Playback Mode Controller retrieves the Match ID from the query string in the web URL and sends a request to the Server. The Server requests the complete match data (the game initialization message and turns array) from the Game State Database. The Server then retrieves the match data. The Server then sends the match data to the Playback Mode Controller. The Game Display Module saves the match data. The Game Display Module then draws the initial state on the Game Display Window. The Game Display Window<text:s/>displays the initial state to the user.<text:s/>The Playback Mode Controller signals<text:s/>the Playback Mode Webpage to enable input. The Playback Mode Webpage then enables input.</text:p>
      <text:p text:style-name="P134"/>
      <text:p text:style-name="P135">ALTERNATE COURSES:</text:p>
      <text:p text:style-name="P136"/>
      <text:p text:style-name="Standard"><text:span text:style-name="T137">Query string is empty:<text:s/></text:span>The Playback Mode Webpage displays an error to the user stating that the match ID field is empty.</text:p>
      <text:p text:style-name="Standard"/>
      <text:p text:style-name="Standard"><text:span text:style-name="T138">Query string exceeds maximum match ID length:<text:s/></text:span>The Playback Mode Webpage<text:s/>displays an error to the user stating that the query string exceeds the maximum match ID length.</text:p>
      <text:p text:style-name="P139"/>
      <text:p text:style-name="Standard"><text:span text:style-name="T140">The Playback Mode Controller doesn't receive a response within a specified time:<text:s/></text:span><text:span text:style-name="T141">The Playback Mode Controller sends a request timeout error to the Playback Mo</text:span><text:span text:style-name="T142">de Webpage.<text:s/></text:span>The Playback Mode Webpage displays the error to the user.</text:p>
      <text:p text:style-name="P143"/>
      <text:p text:style-name="Standard"><text:span text:style-name="T144">The specified match does not exist in the Game State Database:<text:s/></text:span>The Server retrieves<text:s/>match data containing<text:s/>a match not found error upon making a request to the database. The Server sends the error message to<text:s/>the Playback Mode Controller. The Playback Mode Controller then sends the error message to the Playback Mode Webpage. The Playback Mode Webpage then displays the error to the user.</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soft-page-break/>
      <text:p text:style-name="P164"><text:span text:style-name="T165">USE CASE:<text:s/></text:span>PLAYBACK MODE – REPLAYING MATCH</text:p>
      <text:p text:style-name="P166"/>
      <text:p text:style-name="P167">BASIC COURSE:</text:p>
      <text:p text:style-name="P168"/>
      <text:p text:style-name="Standard">The User selects the Play button.<text:s/>The Game Display Module begins playing and starts<text:s/>animating the match starting from the current turn and ending with the final turn. The Game Display Module draws each frame of each turn on the Game Display Window at a speed relative to the speed multiplier. The Game Display Window in turn displays each turn<text:s/>to the user.<text:s/>The Game Display Module also updates the status table<text:s/>to match the current turn. The Playback Mode Webpage displays the updated status table to the user.</text:p>
      <text:p text:style-name="P169"/>
      <text:p text:style-name="P170">ALTERNATE COURSES:</text:p>
      <text:p text:style-name="P171"/>
      <text:p text:style-name="Standard"><text:span text:style-name="T172">User selects the Go To Start button:<text:s/></text:span>The Game Display Module pauses the match and restores the initial<text:s/>game state. The Game Display Module draws the initial game state on the Game Display Window. The Game Display Window in turn displays the initial game state<text:s/>to the user.<text:s/>The Game Display Module also updates the status table to match the current turn. The Playback Mode Webpage displays the updated status table to the user.</text:p>
      <text:p text:style-name="P173"/>
      <text:p text:style-name="Standard"><text:span text:style-name="T174">User selects the Step Back One Turn button:<text:s/></text:span>The Game Display Module pauses the match and restores<text:s/>the previous game state. The Game Display Module draws the previous game state on the Game Display Window. The Game Display Window in turn displays the previous game state<text:s/>to the user.<text:s/>The Game Display Module also updates the status table to match the current turn. The Playback Mode Webpage displays the updated status table to the user.</text:p>
      <text:p text:style-name="P175"/>
      <text:p text:style-name="Standard"><text:span text:style-name="T176">User selects the Pause button:<text:s/></text:span>The Game Display Module pauses the match.</text:p>
      <text:p text:style-name="P177"/>
      <text:p text:style-name="Standard"><text:span text:style-name="T178">User se</text:span><text:span text:style-name="T179">lects the Step Forward One Turn button:<text:s/></text:span>The Game Display Module pauses the match and restores the previous game state. The Game Display Module draws the previous game state on the Game Display Window. The Game Display Window in turn displays the previous game state to the user.<text:s/>The Game Display Module also updates the status table to match the current turn. The Playback Mode Webpage displays the updated status table to the user.</text:p>
      <text:p text:style-name="P180"/>
      <text:p text:style-name="Standard"><text:span text:style-name="T181">User selects the Go To End button:<text:s/></text:span>The Game Display Module pauses the match and restores the initial game state. The Game Display Module draws the initial game state on the Game Display Window. The Game Display Window in turn displays the initial game state to the user.<text:s/>The Game Display Module also updates the status table to match the current turn. The Playback Mode Webpage displays the updated status table to the user.</text:p>
      <text:p text:style-name="P182"/>
      <text:p text:style-name="Standard"><text:span text:style-name="T183">User moves the sp</text:span><text:span text:style-name="T184">eed slider:<text:s/></text:span>The Game Display Module changes the speed multipl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_</dc:creator>
    <meta:creation-date>2016-03-21T21:22:00Z</meta:creation-date>
    <dc:date>2016-03-22T22:32:00Z</dc:date>
    <meta:template xlink:href="Normal.dotm" xlink:type="simple"/>
    <meta:editing-cycles>45</meta:editing-cycles>
    <meta:editing-duration>PT88800S</meta:editing-duration>
    <meta:document-statistic meta:page-count="9" meta:paragraph-count="31" meta:word-count="2337" meta:character-count="15627" meta:row-count="111" meta:non-whitespace-character-count="13321"/>
  </office:meta>
</office:document-meta>
</file>